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uida Essenziale UniPD - Comandi Base JAWS</text:h>
      <text:h text:style-name="Heading_20_2" text:outline-level="2">Preparazione</text:h>
      <text:list text:style-name="L1">
        <text:list-item>
          <text:p text:style-name="P1"><text:span text:style-name="Strong_20_Emphasis">INS + Z</text:span>: Disattivare cursore virtuale </text:p>
        </text:list-item>
      </text:list>
      <text:p text:style-name="Horizontal_20_Line"/>
      <text:h text:style-name="Heading_20_2" text:outline-level="2">DIDATTICA UNIPD</text:h>
      <text:h text:style-name="Heading_20_3" text:outline-level="3">Ricerca Corso</text:h>
      <text:p text:style-name="Text_20_body"><text:span text:style-name="Strong_20_Emphasis">INS + F7</text:span>, poi:</text:p>
      <text:list text:style-name="L2">
        <text:list-item>
          <text:p text:style-name="P2">Ricerca anno (es. 2024/25) </text:p>
        </text:list-item>
        <text:list-item>
          <text:p text:style-name="P2">Scelta del corso (triennale, magistrale o magistrale a ciclo unico) </text:p>
        </text:list-item>
        <text:list-item>
          <text:p text:style-name="P3">Ricerca del corso di laurea (es. Ingegneria Informatica) </text:p>
        </text:list-item>
      </text:list>
      <text:p text:style-name="Text_20_body"><text:span text:style-name="Strong_20_Emphasis">Per corso singolo</text:span>:</text:p>
      <text:list text:style-name="L3">
        <text:list-item>
          <text:p text:style-name="P4"><text:span text:style-name="Strong_20_Emphasis">INS + F7</text:span> → ricerca del corso singolo per professore </text:p>
        </text:list-item>
        <text:list-item>
          <text:p text:style-name="P4">Andare su didattica dell'anno corrente </text:p>
        </text:list-item>
        <text:list-item>
          <text:p text:style-name="P5">Recuperare dati, stampe e similari </text:p>
        </text:list-item>
      </text:list>
      <text:p text:style-name="Horizontal_20_Line"/>
      <text:h text:style-name="Heading_20_2" text:outline-level="2">MOODLE UNIPD</text:h>
      <text:h text:style-name="Heading_20_3" text:outline-level="3">Navigazione Base</text:h>
      <text:list text:style-name="L4">
        <text:list-item>
          <text:p text:style-name="P6"><text:span text:style-name="Strong_20_Emphasis">INS + F7</text:span> → Login </text:p>
        </text:list-item>
        <text:list-item>
          <text:p text:style-name="P6"><text:span text:style-name="Strong_20_Emphasis">INS + F7</text:span> → SingleSignOn UniPD </text:p>
        </text:list-item>
        <text:list-item>
          <text:p text:style-name="P7"><text:span text:style-name="Strong_20_Emphasis">INS + F7</text:span> → Salta I miei corsi → scorrere su un corso </text:p>
        </text:list-item>
      </text:list>
      <text:p text:style-name="Horizontal_20_Line"/>
      <text:h text:style-name="Heading_20_2" text:outline-level="2">GMAIL UNIPD</text:h>
      <text:h text:style-name="Heading_20_3" text:outline-level="3">Preparazione</text:h>
      <text:p text:style-name="Text_20_body"><text:span text:style-name="Strong_20_Emphasis">Disattivare cursore</text:span>, poi:</text:p>
      <text:h text:style-name="Heading_20_3" text:outline-level="3">Navigazione Principale</text:h>
      <text:list text:style-name="L5">
        <text:list-item>
          <text:p text:style-name="P8"><text:span text:style-name="Strong_20_Emphasis">G + I</text:span>: Posta in arrivo </text:p>
        </text:list-item>
        <text:list-item>
          <text:p text:style-name="P8"><text:span text:style-name="Strong_20_Emphasis">G + T</text:span>: Inviati </text:p>
        </text:list-item>
        <text:list-item>
          <text:p text:style-name="P8"><text:span text:style-name="Strong_20_Emphasis">G + S</text:span>: Speciali </text:p>
        </text:list-item>
        <text:list-item>
          <text:p text:style-name="P8"><text:span text:style-name="Strong_20_Emphasis">G + B</text:span>: Posticipati </text:p>
        </text:list-item>
        <text:list-item>
          <text:p text:style-name="P8"><text:soft-page-break/><text:span text:style-name="Strong_20_Emphasis">G + D</text:span>: Bozze </text:p>
        </text:list-item>
        <text:list-item>
          <text:p text:style-name="P8"><text:span text:style-name="Strong_20_Emphasis">G + L</text:span>: Etichette </text:p>
        </text:list-item>
        <text:list-item>
          <text:p text:style-name="P9"><text:span text:style-name="Strong_20_Emphasis">G + A</text:span>: Tutti </text:p>
        </text:list-item>
      </text:list>
      <text:h text:style-name="Heading_20_3" text:outline-level="3">Gestione Base</text:h>
      <text:list text:style-name="L6">
        <text:list-item>
          <text:p text:style-name="P10"><text:span text:style-name="Strong_20_Emphasis">C</text:span>: Scrivi messaggio </text:p>
        </text:list-item>
        <text:list-item>
          <text:p text:style-name="P10"><text:span text:style-name="Strong_20_Emphasis">X</text:span>: Selezione </text:p>
        </text:list-item>
        <text:list-item>
          <text:p text:style-name="P11"><text:span text:style-name="Strong_20_Emphasis">Esc</text:span>: Uscire da tutto </text:p>
        </text:list-item>
      </text:list>
      <text:h text:style-name="Heading_20_3" text:outline-level="3">Accesso Cestino</text:h>
      <text:list text:style-name="L7">
        <text:list-item>
          <text:p text:style-name="P12"><text:span text:style-name="Strong_20_Emphasis">G + I</text:span> </text:p>
        </text:list-item>
        <text:list-item>
          <text:p text:style-name="P12"><text:span text:style-name="Strong_20_Emphasis">G + L</text:span> </text:p>
        </text:list-item>
        <text:list-item>
          <text:p text:style-name="P13">Digitare "cestino" </text:p>
        </text:list-item>
      </text:list>
      <text:p text:style-name="Text_20_body"><text:span text:style-name="Strong_20_Emphasis">Con cursore attivo</text:span>:</text:p>
      <text:list text:style-name="L8">
        <text:list-item>
          <text:p text:style-name="P14"><text:span text:style-name="Strong_20_Emphasis">CTRL + F</text:span> → Etichette </text:p>
        </text:list-item>
        <text:list-item>
          <text:p text:style-name="P15">Spostarsi con <text:span text:style-name="Strong_20_Emphasis">Tab</text:span> → Vecchi </text:p>
        </text:list-item>
      </text:list>
      <text:p text:style-name="Horizontal_20_Line"/>
      <text:h text:style-name="Heading_20_2" text:outline-level="2">Navigazione Generale</text:h>
      <text:list text:style-name="L9">
        <text:list-item>
          <text:p text:style-name="P16"><text:span text:style-name="Strong_20_Emphasis">INS + F7</text:span>: Lista dei link </text:p>
        </text:list-item>
        <text:list-item>
          <text:p text:style-name="P16"><text:span text:style-name="Strong_20_Emphasis">H</text:span>: Intestazioni </text:p>
        </text:list-item>
        <text:list-item>
          <text:p text:style-name="P17"><text:span text:style-name="Strong_20_Emphasis">U</text:span>: Link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15:38:50.954377000</meta:creation-date>
    <dc:date>2025-08-06T15:39:27.464812400</dc:date>
    <meta:editing-duration>PT36S</meta:editing-duration>
    <meta:editing-cycles>1</meta:editing-cycles>
    <meta:document-statistic meta:table-count="0" meta:image-count="0" meta:object-count="0" meta:page-count="2" meta:paragraph-count="44" meta:word-count="207" meta:character-count="1035" meta:non-whitespace-character-count="872"/>
    <meta:generator>LibreOffice/25.2.5.2$Windows_X86_64 LibreOffice_project/03d19516eb2e1dd5d4ccd751a0d6f35f35e08022</meta:generator>
  </office:meta>
</office:document-meta>
</file>